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69in" style:use-optimal-column-width="false"/>
    </style:style>
    <style:style style:name="TableColumn4" style:family="table-column">
      <style:table-column-properties style:column-width="4.4291in" style:use-optimal-column-width="false"/>
    </style:style>
    <style:style style:name="Table2" style:family="table">
      <style:table-properties style:width="7.1861in" fo:margin-left="-0.1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>
        <style:tab-stops>
          <style:tab-stop style:type="left" style:position="1.3055in"/>
        </style:tab-stops>
      </style:paragraph-properties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text-properties fo:language="ru" fo:country="RU"/>
    </style:style>
    <style:style style:name="TableCell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language="ru" fo:country="RU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weight="bold" style:font-weight-asian="bold" style:font-weight-complex="bold"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language="ru" fo:country="RU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P98" style:parent-style-name="TableContents" style:family="paragraph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list-style-name="LFO1" style:family="paragraph"/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P116" style:parent-style-name="TableContents" style:list-style-name="LFO1" style:family="paragraph"/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P125" style:parent-style-name="TableContents" style:list-style-name="LFO1" style:family="paragraph"/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P128" style:parent-style-name="TableContents" style:list-style-name="LFO1" style:family="paragraph"/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P133" style:parent-style-name="TableContents" style:list-style-name="LFO1" style:family="paragraph">
      <style:text-properties fo:language="ru" fo:country="RU"/>
    </style:style>
    <style:style style:name="P134" style:parent-style-name="TableContents" style:list-style-name="LFO1" style:family="paragraph"/>
    <style:style style:name="T135" style:parent-style-name="Основнойшрифтабзаца" style:family="text">
      <style:text-properties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P13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Углянская Даниэлла Андрее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TableContents"><text:span text:style-name="T17"><text:s text:c="2"/>Это изменение тела метода родительского класса в<text:s/></text:span><text:span text:style-name="T18">классе-наследнике. Такая возможность нужна для иной реализации метода. Не работает со статическими методами. Чтобы компилятор знал, что метод переопределен, надо поставить над ним аннотацию<text:s/></text:span>@Override.<text:span text:style-name="T19"><text:s/>Переопределение метода – один из способов поддержания п</text:span><text:span text:style-name="T20">ринципа полиморфизма.</text:span></text:p>
          </table:table-cell>
        </table:table-row>
        <table:table-row table:style-name="TableRow21">
          <table:table-cell table:style-name="TableCell22">
            <text:p text:style-name="P23">Какие бывают виды классов?</text:p>
          </table:table-cell>
          <table:table-cell table:style-name="TableCell24">
            <text:p text:style-name="TableContents"><text:span text:style-name="T25">Обычный класс (</text:span>POJO<text:span text:style-name="T26">), абстрактный класс, класс-родитель, класс-наследник, вложенный внутренний класс, вложенный статический, локальный, анонимный</text:span></text:p>
          </table:table-cell>
        </table:table-row>
        <table:table-row table:style-name="TableRow27">
          <table:table-cell table:style-name="TableCell28">
            <text:p text:style-name="TableContents"><text:span text:style-name="T29">Как и зачем можно использовать модификатор<text:s/></text:span>final<text:span text:style-name="T30">?</text:span></text:p>
          </table:table-cell>
          <table:table-cell table:style-name="TableCell31">
            <text:p text:style-name="TableContents"><text:span text:style-name="T32"><text:s/></text:span><text:span text:style-name="T33">Модификатор<text:s/></text:span>final<text:span text:style-name="T34"><text:s/>применяется к переменным примитивного типа (чтобы ввести константу), переменным ссылочного типа (чтобы нельзя было изменить ссылку на объект после его присвоения), методам (чтобы запретить переопределение в подклассах) и классам (чтобы за</text:span><text:span text:style-name="T35">претить наследование).<text:s/></text:span>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варианты использования ключевого слова<text:s/></text:span>try<text:span text:style-name="T39">?</text:span></text:p>
          </table:table-cell>
          <table:table-cell table:style-name="TableCell40">
            <text:p text:style-name="TableContents"><text:span text:style-name="T41">Ключевое слово<text:s/></text:span>try<text:span text:style-name="T42"><text:s/>нужно для работы с исключениями. В блок<text:s/></text:span>try<text:span text:style-name="T43"><text:s/>помещается код, который может привести к возникновению исключения. Варианты использования:<text:s/></text:span>try<text:span text:style-name="T44">-</text:span>catch<text:span text:style-name="T45">,<text:s/></text:span>try<text:span text:style-name="T46">-</text:span>catch<text:span text:style-name="T47">-</text:span>finally<text:span text:style-name="T48">,<text:s/></text:span>try<text:span text:style-name="T49"><text:s/></text:span>with<text:span text:style-name="T50"><text:s/></text:span>resources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стандартные реализации интерфейса<text:s/></text:span>List<text:span text:style-name="T54"><text:s/>и в каких ситуациях их нужно использовать?</text:span></text:p>
          </table:table-cell>
          <table:table-cell table:style-name="TableCell55">
            <text:p text:style-name="TableContents">ArrayList<text:span text:style-name="T56"><text:s/>– список, который хранит элементы в динамическом массиве.<text:s/></text:span>LinkedList<text:span text:style-name="T57"><text:s/>хранит элементы в виде связного списка с узлами (ссылкам</text:span><text:span text:style-name="T58">и на предыдущий и следующий элемент). Если нужен быстрый доступ по индексу, то используется<text:s/></text:span>ArrayList<text:span text:style-name="T59">. С<text:s/></text:span>LinkedList<text:span text:style-name="T60"><text:s/>работают, когда нужно быстро вставить или удалить элемент.</text:span></text:p>
          </table:table-cell>
        </table:table-row>
        <table:table-row table:style-name="TableRow61">
          <table:table-cell table:style-name="TableCell62">
            <text:p text:style-name="P63">В чём основная идея стримов из пакета java.util.stream?</text:p>
          </table:table-cell>
          <table:table-cell table:style-name="TableCell64">
            <text:p text:style-name="TableContents"><text:span text:style-name="T65">Потоки нужны для<text:s/></text:span><text:span text:style-name="T66">упрощения работы с данными, например, при сортировке и фильтрации. Также, методы стримов можно использовать вместо циклов<text:s/></text:span>while<text:span text:style-name="T67">,<text:s/></text:span>for<text:span text:style-name="T68">,<text:s/></text:span>for<text:span text:style-name="T69">-</text:span>each<text:span text:style-name="T70">.</text:span></text:p>
          </table:table-cell>
        </table:table-row>
        <table:table-row table:style-name="TableRow71">
          <table:table-cell table:style-name="TableCell72" table:number-columns-spanned="2">
            <text:p text:style-name="P73">Разное</text:p>
          </table:table-cell>
          <table:covered-table-cell/>
        </table:table-row>
        <table:table-row table:style-name="TableRow74">
          <table:table-cell table:style-name="TableCell75">
            <text:p text:style-name="P76">Каким критериям должна удовлетворять «хорошая» хэш-функция?</text:p>
          </table:table-cell>
          <table:table-cell table:style-name="TableCell77">
            <text:p text:style-name="P78"><text:s text:c="2"/>Быстрота вычисления (функция не<text:s/>должна требовать серьезных ресурсов), минимальное число коллизий (хэш-значения ключей должны быть разными насколько это возможно)</text:p>
          </table:table-cell>
        </table:table-row>
        <table:table-row table:style-name="TableRow79">
          <table:table-cell table:style-name="TableCell80">
            <text:p text:style-name="TableContents"><text:span text:style-name="T81">В чём причина популярности и широкого распространения кодировки<text:s/></text:span>UTF<text:span text:style-name="T82">-8?</text:span></text:p>
          </table:table-cell>
          <table:table-cell table:style-name="TableCell83">
            <text:p text:style-name="TableContents">UTF<text:span text:style-name="T84">-8 наиболее оптимально хранит информацию, т.е. экон</text:span><text:span text:style-name="T85">омит память. С помощью<text:s/></text:span>UTF<text:span text:style-name="T86">-8 можно кодировать символы так, чтобы они занимали 1 или 2 байта (редко - 4).<text:s/></text:span></text:p>
          </table:table-cell>
        </table:table-row>
        <table:table-row table:style-name="TableRow87">
          <table:table-cell table:style-name="TableCell88">
            <text:p text:style-name="TableContents"><text:span text:style-name="T89">Сравните форматы<text:s/></text:span>XML<text:span text:style-name="T90"><text:s/>и<text:s/></text:span>JSON<text:span text:style-name="T91">. Когда какой использовать?</text:span></text:p>
          </table:table-cell>
          <table:table-cell table:style-name="TableCell92">
            <text:p text:style-name="TableContents"><text:span text:style-name="T93"><text:s/></text:span>XML<text:span text:style-name="T94"><text:s/>– язык разметки, способ хранения данных, более гибкий относительно содержания, поэтому тр</text:span><text:span text:style-name="T95">ебует больше форматирования. Имеет древовидную структуру. Не может использовать массивы (только если добавить теги для<text:s/></text:span><text:soft-page-break/><text:span text:style-name="T96">каждого элемента). Существует давно, поэтому если продукт использует<text:s/></text:span>XML<text:span text:style-name="T97">, то лучше продолжать его поддержку.<text:s/></text:span></text:p>
            <text:p text:style-name="P98"/>
            <text:p text:style-name="TableContents">JSON<text:span text:style-name="T99"><text:s/>- формат обмена данны</text:span><text:span text:style-name="T100">ми, более лаконичный и компактный, занимает меньше места, чем<text:s/></text:span>XML<text:span text:style-name="T101">. По дефолту хранит информацию в парах «ключ-значение». Поддерживает использование массивов, легче читается, проще обрабатывается. Позволяет быстрее обмениваться (возвращать и отображать) дан</text:span><text:span text:style-name="T102">ными. Поэтому<text:s/></text:span>JSON<text:span text:style-name="T103"><text:s/>лучше использовать для веб-сервисов на основе<text:s/></text:span>REST<text:span text:style-name="T104"><text:s/></text:span>API<text:span text:style-name="T105">, когда нужен простой обмен данными.</text:span></text:p>
          </table:table-cell>
        </table:table-row>
        <text:soft-page-break/>
        <table:table-row table:style-name="TableRow106">
          <table:table-cell table:style-name="TableCell107">
            <text:p text:style-name="TableContents"><text:span text:style-name="T108">Опишите что будет происходить «под капотом» после ввода адреса сайта в браузере и нажатия<text:s/></text:span>Enter<text:span text:style-name="T109">?</text:span></text:p>
          </table:table-cell>
          <table:table-cell table:style-name="TableCell110">
            <text:list text:style-name="LFO1" text:continue-numbering="true">
              <text:list-item>
                <text:p text:style-name="P111"><text:span text:style-name="T112">Браузер ищет адрес сервера (</text:span>IP<text:span text:style-name="T113">-адрес) –<text:s/></text:span><text:span text:style-name="T114">сначала в своей истории подключений, потом в кэше роутера, а затем (если предыдущие 2 шага не сработали) отправляет запрос<text:s/></text:span>DNS<text:span text:style-name="T115">-серверам.</text:span></text:p>
              </text:list-item>
              <text:list-item>
                <text:p text:style-name="P116"><text:span text:style-name="T117">Браузер устанавливает соединение с сервером (с помощью протокола<text:s/></text:span>TCP<text:span text:style-name="T118">). Устройство пользователя отправляет запрос на уст</text:span><text:span text:style-name="T119">ановку соединения с сервером (</text:span>SYN<text:span text:style-name="T120">-пакет); сервер отвечает, отправляя запрос с подтверждением получения пакета (</text:span>SYN<text:span text:style-name="T121">/</text:span>ACK<text:span text:style-name="T122">-пакет); затем устройство пользователя получает этот пакет и отправляет обратно пакет с подтверждением (</text:span>ACK<text:span text:style-name="T123">-пакет). Соединение установлено</text:span><text:span text:style-name="T124">.</text:span></text:p>
              </text:list-item>
              <text:list-item>
                <text:p text:style-name="P125"><text:span text:style-name="T126">Браузер отправляет<text:s/></text:span>HTTP<text:span text:style-name="T127">-запрос, чтобы получить данные для отображения страницы (контент сайта). В запросе содержится информация о браузере, требованиях соединения и т.д.</text:span></text:p>
              </text:list-item>
              <text:list-item>
                <text:p text:style-name="P128"><text:span text:style-name="T129">Сервер обрабатывает запрос браузера с помощью специального ПО (например, веб-сервера</text:span><text:span text:style-name="T130"><text:s/></text:span>Apache<text:span text:style-name="T131"><text:s/>или<text:s/></text:span>nginx<text:span text:style-name="T132">). Веб-сервер перенаправляет запрос дальше – на обработку программе-обработчику. Программа обрабатывает содержимое запроса, чтобы понять, какие нужны файлы и в каком формате. Собирает ответ.<text:s/></text:span></text:p>
              </text:list-item>
              <text:list-item>
                <text:p text:style-name="P133">Сервет отправляет сформированный ответ<text:s/>браузеру с контентом страницы в виде множества небольших пакетов данных.</text:p>
              </text:list-item>
              <text:list-item>
                <text:p text:style-name="P134"><text:span text:style-name="T135">Браузер получает ответ от сервера, обрабатывает его, распаковывает и рендерит веб-сайт на устройстве пользователя. По мере загрузки и отображения веб-страницы браузер продолжает отпра</text:span><text:span text:style-name="T136">влять дополнительные<text:s/></text:span>GET<text:span text:style-name="T137">-запросы для получения элементов (картинки, таблицы стилей и т.д.)</text:span></text:p>
              </text:list-item>
            </text:list>
          </table:table-cell>
        </table:table-row>
      </table:table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1-01-31T20:16:00Z</meta:creation-date>
    <dc:date>2021-01-31T22:34:00Z</dc:date>
    <meta:template xlink:href="Normal.dotm" xlink:type="simple"/>
    <meta:editing-cycles>5</meta:editing-cycles>
    <meta:editing-duration>PT720S</meta:editing-duration>
    <meta:document-statistic meta:page-count="2" meta:paragraph-count="9" meta:word-count="688" meta:character-count="4606" meta:row-count="32" meta:non-whitespace-character-count="3927"/>
  </office:meta>
</office:document-meta>
</file>